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Monaco" svg:font-family="Monaco"/>
    <style:font-face style:name="Times New Roman" svg:font-family="Times New Roman"/>
  </office:font-face-decls>
  <office:automatic-styles>
    <style:style style:name="P1" style:family="paragraph" style:parent-style-name="Standard">
      <style:paragraph-properties fo:margin-top="0.1667in" fo:margin-bottom="0.0833in"/>
      <style:text-properties style:font-name="Arial" fo:font-size="12.0pt" fo:color="#000000"/>
    </style:style>
    <style:style style:name="P2" style:family="paragraph" style:parent-style-name="Standard">
      <style:paragraph-properties fo:margin-bottom="0.0833in"/>
      <style:text-properties style:font-name="Times New Roman" fo:font-size="12.0pt" fo:color="#000000"/>
    </style:style>
    <style:style style:name="P3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2.0pt" fo:color="#000000"/>
    </style:style>
    <style:style style:name="P4" style:family="paragraph" style:parent-style-name="Standard">
      <style:paragraph-properties fo:margin-bottom="0.0833in"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Times New Roman" fo:font-size="12.0pt" fo:color="#000000"/>
    </style:style>
    <style:style style:name="P5" style:family="paragraph" style:parent-style-name="Standard">
      <style:paragraph-properties fo:margin-bottom="0.0833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Monaco" fo:font-size="11.0pt" fo:color="#2a00ff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0.0pt" fo:color="#008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font-name="Times New Roman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⁃">
        <style:list-level-properties text:space-before="0.25in" text:min-label-width="0.25in"/>
      </text:list-level-style-bullet>
      <text:list-level-style-bullet text:level="2" text:bullet-char="⁃">
        <style:list-level-properties text:space-before="0.50in" text:min-label-width="0.25in"/>
      </text:list-level-style-bullet>
    </text:list-style>
    <text:list-style style:name="L2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Implementation</text:span></text:p>
      <text:p text:style-name="P2">Body über Proxy</text:p>
      <text:p text:style-name="P2">Buildsystem</text:p>
      <text:p text:style-name="P2">- Einen bestimmten Test laufen lassen.</text:p>
      <text:p text:style-name="P2">- Alle Tests anzeigen und laufen lassen.</text:p>
      <text:p text:style-name="P2">- Alles Exes bauen</text:p>
      <text:p text:style-name="P2">- Coverage Analyse laufen lassen</text:p>
      <text:p text:style-name="P2">Comet-Server</text:p>
      <text:list text:style-name="L1">
        <text:list-item>
          <text:p text:style-name="P3">C++ Language Bindings</text:p>
          <text:list>
            <text:list-item>
              <text:p text:style-name="P4">Stress tests fur unterschiedliche Anwendungscenarien</text:p>
            </text:list-item>
          </text:list>
        </text:list-item>
        <text:list-item>
          <text:p text:style-name="P3">Löschen unbeobachteter Knoten</text:p>
        </text:list-item>
        <text:list-item>
          <text:p text:style-name="P3">Statistik für </text:p>
        </text:list-item>
        <text:list-item>
          <text:p text:style-name="P3">Dokumentation fur C++ Language Bindings</text:p>
        </text:list-item>
        <text:list-item>
          <text:p text:style-name="P5"><text:span text:style-name="T2">body_decoder kann nurd "</text:span>Content-Length" encoded bodies decodieren</text:p>
        </text:list-item>
      </text:list>
      <text:p text:style-name="P2"><text:s/>http://www.wikipedia.org/search-redirect.php?search=url+encoding&amp;language=de&amp;go=++→++&amp;go=Go</text:p>
      <text:p text:style-name="P2">Comet-Client</text:p>
      <text:list text:style-name="L2">
        <text:list-item>
          <text:p text:style-name="P3">Interface</text:p>
        </text:list-item>
        <text:list-item>
          <text:p text:style-name="P3">Cache</text:p>
        </text:list-item>
      </text:list>
      <text:p text:style-name="P2">Routing</text:p>
      <text:p text:style-name="P2">Server Configuration</text:p>
      <text:p text:style-name="P2">Logging</text:p>
      <text:list text:style-name="L1">
        <text:list-item>
          <text:p text:style-name="P3">Daten für Fehleranalyse (kein Debugging)</text:p>
          <text:list>
            <text:list-item>
              <text:p text:style-name="P4">Fehlermeldung</text:p>
            </text:list-item>
            <text:list-item>
              <text:p text:style-name="P4">Kontext</text:p>
            </text:list-item>
          </text:list>
        </text:list-item>
        <text:list-item>
          <text:p text:style-name="P3">Daten für Performanzeanalyse</text:p>
          <text:list>
            <text:list-item>
              <text:p text:style-name="P4">requests</text:p>
            </text:list-item>
            <text:list-item>
              <text:p text:style-name="P4">responses</text:p>
            </text:list-item>
            <text:list-item>
              <text:p text:style-name="P4">Verbindungsaufbau/abbruch</text:p>
            </text:list-item>
            <text:list-item>
              <text:p text:style-name="P4">Zeiten</text:p>
            </text:list-item>
          </text:list>
        </text:list-item>
        <text:list-item>
          <text:p text:style-name="P3">Auffindbarkeit</text:p>
          <text:list>
            <text:list-item>
              <text:p text:style-name="P4">datum</text:p>
            </text:list-item>
            <text:list-item>
              <text:p text:style-name="P4">Uhrzeit</text:p>
            </text:list-item>
            <text:list-item>
              <text:p text:style-name="P4">IP-Addressen</text:p>
            </text:list-item>
          </text:list>
        </text:list-item>
      </text:list>
      <text:list text:style-name="L2">
        <text:list-item>
          <text:p text:style-name="P3">Files</text:p>
        </text:list-item>
        <text:list-item>
          <text:p text:style-name="P3">binary-log</text:p>
        </text:list-item>
        <text:list-item>
          <text:p text:style-name="P3">Trafic</text:p>
        </text:list-item>
      </text:list>
      <text:p text:style-name="P2">Request Header Parsen</text:p>
      <text:list text:style-name="L1">
        <text:list-item>
          <text:p text:style-name="P3">Fehlerhafte header</text:p>
          <text:list>
            <text:list-item>
              <text:p text:style-name="P4">Verify request uri</text:p>
            </text:list-item>
          </text:list>
        </text:list-item>
      </text:list>
      <text:p text:style-name="P2">Proxy-Connector</text:p>
      <text:list text:style-name="L2">
        <text:list-item>
          <text:p text:style-name="P3">Stress-Test</text:p>
        </text:list-item>
      </text:list>
      <text:p text:style-name="P2">Error Response</text:p>
      <text:list text:style-name="L2">
        <text:list-item>
          <text:p text:style-name="P6">HTTP Version (505 HTTP Version Not Supported) for major versions != 1</text:p>
        </text:list-item>
        <text:list-item>
          <text:p text:style-name="P6"/>
        </text:list-item>
      </text:list>
      <text:p text:style-name="P2">File Response implementation</text:p>
      <text:p text:style-name="P2">Ipv6</text:p>
      <text:p text:style-name="P1"><text:span text:style-name="T1">Bugs</text:span></text:p>
      <text:p text:style-name="P2">Es fehlen Tests, die belegen, dass bei Communiation über Proxy, Timeouts mit dem Client anständig gehandhabt werden.</text:p>
      <text:p text:style-name="P2">JSON Parser kann nicht mit utf8 != ascii um</text:p>
      <text:p text:style-name="P2">json::delta() arbeite ohne Heuristik</text:p>
      <text:p text:style-name="P2">Fehlermeldung bei HEAD request enthält wohl einen body.</text:p>
      <text:p text:style-name="P2">Wenn eine Request einen chunked body enthält, so kann es vorkommen, dass der Proxy über das Ende des bodies Teile des nächsten requests ließt (Request_body noch nicht implementier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038.36</meta:generator>
  </office:meta>
</office:document-meta>
</file>